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4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1.16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06cm" svg:y1="6.223cm" svg:x2="13.446cm" svg:y2="6.207cm">
          <text:p/>
        </draw:line>
        <draw:line draw:style-name="gr1" draw:text-style-name="P1" draw:layer="layout" svg:x1="11.811cm" svg:y1="8.128cm" svg:x2="13.446cm" svg:y2="8.112cm">
          <text:p/>
        </draw:line>
        <draw:custom-shape draw:style-name="gr2" draw:text-style-name="P2" draw:layer="layout" svg:width="0.762cm" svg:height="0.762cm" draw:transform="rotate (-1.55473929767655) translate (12.192cm 5.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.534cm" svg:height="0.569cm" svg:x="3.159cm" svg:y="2.016cm">
          <draw:text-box>
            <text:p>base_form.png</text:p>
          </draw:text-box>
        </draw:frame>
        <draw:g>
          <draw:custom-shape draw:style-name="gr4" draw:text-style-name="P2" draw:layer="layout" svg:width="1.667cm" svg:height="2.921cm" svg:x="13.446cm" svg:y="5.69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508cm" svg:height="0.508cm" svg:x="13.392cm" svg:y="5.98cm">
            <text:p text:style-name="P2">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506cm" svg:height="0.379cm" draw:transform="skewX (0.010471975511966) rotate (-1.55491383060175) translate (13.815cm 7.87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508cm" svg:height="0.508cm" svg:x="14.605cm" svg:y="5.969cm">
            <text:p text:style-name="P2">Q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3.937cm" svg:y1="10.541cm" svg:x2="11.811cm" svg:y2="10.541cm">
          <text:p/>
        </draw:line>
        <draw:line draw:style-name="gr1" draw:text-style-name="P1" draw:layer="layout" svg:x1="11.811cm" svg:y1="10.541cm" svg:x2="11.811cm" svg:y2="8.128cm">
          <text:p/>
        </draw:line>
        <draw:custom-shape draw:style-name="gr7" draw:text-style-name="P4" draw:layer="layout" svg:width="0.508cm" svg:height="0.508cm" svg:x="3.491cm" svg:y="10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draw:transform="rotate (-1.55473929767655) translate (5.765cm 10.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35cm" svg:y1="10.541cm" svg:x2="6.35cm" svg:y2="8.128cm">
          <text:p/>
        </draw:line>
        <draw:line draw:style-name="gr1" draw:text-style-name="P1" draw:layer="layout" svg:x1="6.35cm" svg:y1="8.128cm" svg:x2="8.382cm" svg:y2="8.128cm">
          <text:p/>
        </draw:line>
        <draw:custom-shape draw:style-name="gr2" draw:text-style-name="P2" draw:layer="layout" svg:width="0.762cm" svg:height="0.762cm" draw:transform="rotate (-1.55473929767655) translate (11.303cm 10.1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762cm" svg:height="0.762cm" draw:transform="rotate (-1.55473929767655) translate (7.62cm 7.73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" draw:text-style-name="P2" draw:layer="layout" svg:width="1.667cm" svg:height="2.921cm" svg:x="8.309cm" svg:y="5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508cm" svg:height="0.508cm" svg:x="8.255cm" svg:y="5.996cm">
            <text:p text:style-name="P2">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506cm" svg:height="0.379cm" draw:transform="skewX (0.010471975511966) rotate (-1.55491383060175) translate (8.678cm 7.89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0.508cm" svg:height="0.508cm" svg:x="9.468cm" svg:y="5.985cm">
            <text:p text:style-name="P2">Q</text:p>
            <draw:enhanced-geometry svg:viewBox="0 0 21600 21600" draw:type="rectangle" draw:enhanced-path="M 0 0 L 21600 0 21600 21600 0 21600 0 0 Z N"/>
          </draw:custom-shape>
        </draw:g>
        <draw:frame draw:style-name="gr8" draw:text-style-name="P3" draw:layer="layout" svg:width="1.289cm" svg:height="0.569cm" svg:x="10.903cm" svg:y="5.273cm">
          <draw:text-box>
            <text:p>t_data</text:p>
          </draw:text-box>
        </draw:frame>
        <draw:frame draw:style-name="gr8" draw:text-style-name="P3" draw:layer="layout" svg:width="2.098cm" svg:height="0.569cm" svg:x="5.903cm" svg:y="7.178cm">
          <draw:text-box>
            <text:p>t_clock_data</text:p>
          </draw:text-box>
        </draw:frame>
        <draw:frame draw:style-name="gr8" draw:text-style-name="P3" draw:layer="layout" svg:width="2.2cm" svg:height="0.569cm" svg:x="9.398cm" svg:y="9.591cm">
          <draw:text-box>
            <text:p>t_clock_clock</text:p>
          </draw:text-box>
        </draw:frame>
        <draw:frame draw:style-name="gr8" draw:text-style-name="P3" draw:layer="layout" svg:width="2.636cm" svg:height="0.569cm" svg:x="4.064cm" svg:y="10.988cm">
          <draw:text-box>
            <text:p>t_clock_common</text:p>
          </draw:text-box>
        </draw:frame>
        <draw:frame draw:style-name="gr8" draw:text-style-name="P3" draw:layer="layout" svg:width="2.001cm" svg:height="0.569cm" svg:x="2.698cm" svg:y="9.652cm">
          <draw:text-box>
            <text:p>clock_origin</text:p>
          </draw:text-box>
        </draw:frame>
        <draw:frame draw:style-name="gr8" draw:text-style-name="P3" draw:layer="layout" svg:width="1.429cm" svg:height="0.569cm" svg:x="8.509cm" svg:y="5.08cm">
          <draw:text-box>
            <text:p>Launch</text:p>
          </draw:text-box>
        </draw:frame>
        <draw:frame draw:style-name="gr8" draw:text-style-name="P3" draw:layer="layout" svg:width="1.505cm" svg:height="0.569cm" svg:x="13.716cm" svg:y="5.08cm">
          <draw:text-box>
            <text:p>Cap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9:35:01.312720096</meta:creation-date>
    <dc:date>2019-09-08T08:44:38.449013916</dc:date>
    <meta:editing-duration>PT1H49M59S</meta:editing-duration>
    <meta:editing-cycles>5</meta:editing-cycles>
    <meta:generator>LibreOffice/6.0.7.3$Linux_X86_64 LibreOffice_project/00m0$Build-3</meta:generator>
    <meta:document-statistic meta:object-count="29"/>
  </office:meta>
</office:document-meta>
</file>